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5月6日至108年5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49"/>
          <table:table-cell table:style-name="ce8" office:value-type="float" office:value="936" calcext:value-type="float" table:number-columns-spanned="2" table:number-rows-spanned="1">
            <text:p><text:s/>936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936" calcext:value-type="float" table:number-columns-spanned="2" table:number-rows-spanned="1">
            <text:p><text:s/>936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5"/>
          <table:table-cell table:style-name="ce16" office:value-type="float" office:value="133.33" calcext:value-type="float" table:number-columns-spanned="2" table:number-rows-spanned="1">
            <text:p>133.33 </text:p>
          </table:table-cell>
          <table:covered-table-cell table:style-name="ce18"/>
          <table:table-cell table:style-name="ce16" office:value-type="float" office:value="140.74" calcext:value-type="float" table:number-columns-spanned="2" table:number-rows-spanned="1">
            <text:p>140.74 </text:p>
          </table:table-cell>
          <table:covered-table-cell table:style-name="ce18"/>
          <table:table-cell table:style-name="ce16" office:value-type="float" office:value="97.01" calcext:value-type="float" table:number-columns-spanned="2" table:number-rows-spanned="1">
            <text:p>97.01 </text:p>
          </table:table-cell>
          <table:covered-table-cell table:style-name="ce18"/>
          <table:table-cell table:style-name="ce16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6" office:value-type="float" office:value="118.1" calcext:value-type="float" table:number-columns-spanned="2" table:number-rows-spanned="1">
            <text:p>118.1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5月 1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00/00/00</text:date>, <text:time style:data-style-name="N2" text:time-value="10:57:05.19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5-14T10:58:32.088000000</dc:date>
    <meta:editing-duration>PT4H31M41S</meta:editing-duration>
    <meta:editing-cycles>131</meta:editing-cycles>
    <meta:document-statistic meta:table-count="1" meta:cell-count="39" meta:object-count="0"/>
  </office:meta>
</office:document-meta>
</file>